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24-09-05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24-05-08 1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24-02-27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23-11-28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23-08-08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23-05-30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22-11-15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22-09-07 1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22-09-06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22-03-22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21-08-04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20-12-07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20-01-21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19-07-22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19-04-22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18-12-11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18-10-01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18-08-06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18-06-12 1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18-02-05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17-10-30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17-07-11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17-05-2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17-03-27 1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17-01-20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17-01-19 13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17-01-18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16-11-03 1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16-09-21 1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16-07-07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16-05-25 1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16-05-05 1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04-01-15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03-07-01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03-05-29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03-04-11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03-04-09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03-03-05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03-01-22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02-04-15 14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02-03-20 1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02-02-20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02-01-16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01-12-29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01-11-28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01-10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01-08-29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01-05-23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01-05-02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01-02-22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00-12-20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00-11-29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00-11-01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00-08-31 1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00-06-20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00-05-18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00-05-16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00-03-29 1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00-02-16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2000-01-13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9-12-22 1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9-10-28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9-09-21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9-08-18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9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9-07-0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9-06-30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9-06-29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9-05-12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9-03-16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9-02-23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9-01-26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8-12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8-11-11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8-10-20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8-09-09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8-07-23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8-06-19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8-05-27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8-04-27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8-03-17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8-02-17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8-01-27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7-12-0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7-11-12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7-10-27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7-09-23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7-08-27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7-07-30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7-07-01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7-04-29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7-03-25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7-02-12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6-08-07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6-05-09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6-02-13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5-08-16 1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5-06-13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5-01-24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4-07-20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4-06-01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3-10-05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3-07-12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3-05-05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3-04-09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3-04-02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3-03-22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3-02-22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2-12-22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2-11-23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2-10-13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2-07-13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2-05-19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2-02-18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2-01-02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1-12-30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1-12-10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1-11-05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1-10-0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1-08-15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1-07-12 1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1-05-30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1-03-27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1-03-04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1-01-28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0-12-26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0-11-28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0-10-24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0-09-21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0-08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0-07-18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0-06-18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0-05-18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0-04-19 1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90-03-13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9-12-20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9-09-28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88" calcext:value-type="float">
            <text:p>-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9-08-3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9-06-29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9-03-09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9-01-04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8-11-02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8-08-25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8-06-0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8-03-22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8-01-27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8-01-21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7-10-07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7-06-18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7-04-28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7-01-21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6-07-01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6-04-30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6-02-26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5-12-11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5-09-18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5-07-17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5-05-29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5-03-21 1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5-01-23 1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4-11-20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4-10-03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4-08-24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4-07-26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4-06-29 1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4-05-25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4-05-23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4-04-14 1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4-04-04 12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4-02-28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4-01-23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3-11-29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3-10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3-09-28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3-08-25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3-08-24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3-07-20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3-06-27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3-05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3-03-22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3-02-22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3-01-19 1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2-12-10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2-10-26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2-09-10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2-07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2-06-23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2-05-28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038064550300</text:p>
          </table:table-cell>
          <table:table-cell office:value-type="string" calcext:value-type="string">
            <text:p>1982-03-22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81" meta:object-count="0"/>
    <meta:user-defined meta:name="AppVersion">3.0</meta:user-defined>
  </office:meta>
</office:document-meta>
</file>